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5000000D5FDFEC0F012176F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margin-top="0cm" fo:margin-bottom="0cm" style:contextual-spacing="false" fo:text-align="center" style:justify-single-word="false"/>
    </style:style>
    <style:style style:name="P2" style:family="paragraph" style:parent-style-name="Standard" style:master-page-name="Standard">
      <style:paragraph-properties fo:margin-top="0cm" fo:margin-bottom="0cm" style:contextual-spacing="false" fo:text-align="center" style:justify-single-word="false" style:page-number="1"/>
    </style:style>
    <style:style style:name="P3" style:family="paragraph" style:parent-style-name="Standard">
      <style:paragraph-properties fo:margin-top="0cm" fo:margin-bottom="0cm" style:contextual-spacing="false" fo:text-align="center" style:justify-single-word="false" fo:padding="0cm" fo:border="none" style:shadow="none" style:join-border="false"/>
    </style:style>
    <style:style style:name="P4" style:family="paragraph" style:parent-style-name="Standard">
      <style:paragraph-properties fo:margin-top="0cm" fo:margin-bottom="0cm" style:contextual-spacing="false" fo:text-align="center" style:justify-single-word="false"/>
      <style:text-properties fo:font-variant="small-caps" fo:font-size="18pt" fo:font-weight="bold" style:font-size-asian="18pt" style:font-weight-asian="bold" style:font-size-complex="18pt"/>
    </style:style>
    <style:style style:name="P5" style:family="paragraph" style:parent-style-name="Standard">
      <style:paragraph-properties fo:margin-top="0cm" fo:margin-bottom="0cm" style:contextual-spacing="false"/>
      <style:text-properties fo:font-variant="small-caps" fo:font-size="14pt" fo:font-weight="bold" style:font-size-asian="14pt" style:font-weight-asian="bold" style:font-size-complex="14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fo:padding="0cm" fo:border="none" style:shadow="none" style:join-border="false"/>
    </style:style>
    <style:style style:name="P8" style:family="paragraph" style:parent-style-name="Standard">
      <style:paragraph-properties fo:margin-top="0cm" fo:margin-bottom="0cm" style:contextual-spacing="false"/>
    </style:style>
    <style:style style:name="P9" style:family="paragraph" style:parent-style-name="Standard">
      <style:paragraph-properties fo:margin-top="0cm" fo:margin-bottom="0cm" style:contextual-spacing="false"/>
      <style:text-properties fo:font-size="12pt" style:font-size-asian="12pt" style:font-size-complex="12pt"/>
    </style:style>
    <style:style style:name="P10" style:family="paragraph" style:parent-style-name="Standard">
      <style:paragraph-properties fo:margin-top="0cm" fo:margin-bottom="0cm" style:contextual-spacing="false" fo:text-align="justify" style:justify-single-word="false"/>
      <style:text-properties fo:font-size="12pt" style:font-size-asian="12pt" style:font-size-complex="12pt"/>
    </style:style>
    <style:style style:name="P11" style:family="paragraph" style:parent-style-name="Standard">
      <style:paragraph-properties fo:margin-top="0cm" fo:margin-bottom="0cm" style:contextual-spacing="false" fo:text-align="justify" style:justify-single-word="false" fo:padding="0cm" fo:border="none" style:shadow="none" style:join-border="false"/>
      <style:text-properties fo:font-size="12pt" style:font-size-asian="12pt" style:font-size-complex="12pt"/>
    </style:style>
    <style:style style:name="P12" style:family="paragraph" style:parent-style-name="Standard" style:list-style-name="WWNum1">
      <style:paragraph-properties fo:margin-top="0cm" fo:margin-bottom="0cm" style:contextual-spacing="false"/>
    </style:style>
    <style:style style:name="P13" style:family="paragraph" style:parent-style-name="Standard">
      <style:paragraph-properties fo:margin-top="0.212cm" fo:margin-bottom="0.212cm" style:contextual-spacing="false" fo:line-height="100%"/>
    </style:style>
    <style:style style:name="P14" style:family="paragraph" style:parent-style-name="Standard">
      <style:paragraph-properties fo:margin-left="0cm" fo:margin-right="0cm" fo:margin-top="0.212cm" fo:margin-bottom="0.212cm" style:contextual-spacing="false" fo:line-height="100%" fo:text-indent="1.27cm" style:auto-text-indent="false"/>
    </style:style>
    <style:style style:name="P15" style:family="paragraph" style:parent-style-name="Standard">
      <style:paragraph-properties fo:margin-left="1.27cm" fo:margin-right="0cm" fo:margin-top="0.212cm" fo:margin-bottom="0.212cm" style:contextual-spacing="false" fo:line-height="100%" fo:text-indent="1.27cm" style:auto-text-indent="false"/>
    </style:style>
    <style:style style:name="P16" style:family="paragraph" style:parent-style-name="Standard">
      <style:paragraph-properties fo:margin-left="2.54cm" fo:margin-right="0cm" fo:margin-top="0.212cm" fo:margin-bottom="0.212cm" style:contextual-spacing="false" fo:line-height="100%" fo:text-indent="0cm" style:auto-text-indent="false"/>
    </style:style>
    <style:style style:name="P17" style:family="paragraph" style:parent-style-name="Standard">
      <style:paragraph-properties fo:margin-top="0cm" fo:margin-bottom="0cm" style:contextual-spacing="false" fo:line-height="100%" fo:text-align="center" style:justify-single-word="false">
        <style:tab-stops>
          <style:tab-stop style:position="7.5cm" style:type="center"/>
          <style:tab-stop style:position="15cm" style:type="right"/>
        </style:tab-stops>
      </style:paragraph-properties>
    </style:style>
    <style:style style:name="P18" style:family="paragraph" style:parent-style-name="Standard">
      <style:paragraph-properties fo:margin-top="0cm" fo:margin-bottom="0cm" style:contextual-spacing="false" fo:line-height="100%" fo:padding="0cm" fo:border="none" style:shadow="none" style:join-border="false">
        <style:tab-stops>
          <style:tab-stop style:position="7.5cm" style:type="center"/>
          <style:tab-stop style:position="15cm" style:type="right"/>
        </style:tab-stops>
      </style:paragraph-properties>
    </style:style>
    <style:style style:name="T1" style:family="text">
      <style:text-properties fo:font-variant="small-caps" style:font-name="Roboto" fo:font-size="22pt" fo:font-weight="bold" style:font-name-asian="Roboto1" style:font-size-asian="22pt" style:font-weight-asian="bold" style:font-name-complex="Roboto1" style:font-size-complex="22pt"/>
    </style:style>
    <style:style style:name="T2" style:family="text">
      <style:text-properties fo:font-variant="small-caps" style:font-name="Roboto" fo:font-size="18pt" fo:font-weight="bold" style:font-name-asian="Roboto1" style:font-size-asian="18pt" style:font-weight-asian="bold" style:font-name-complex="Roboto1" style:font-size-complex="18pt"/>
    </style:style>
    <style:style style:name="T3" style:family="text">
      <style:text-properties fo:font-variant="small-caps" fo:font-size="18pt" fo:font-weight="bold" style:font-size-asian="18pt" style:font-weight-asian="bold" style:font-size-complex="18pt"/>
    </style:style>
    <style:style style:name="T4" style:family="text">
      <style:text-properties fo:font-variant="small-caps" fo:color="#ff0000" loext:opacity="100%" fo:font-size="18pt" fo:font-weight="bold" style:font-size-asian="18pt" style:font-weight-asian="bold" style:font-size-complex="18pt"/>
    </style:style>
    <style:style style:name="T5" style:family="text">
      <style:text-properties fo:font-variant="small-caps" fo:font-size="14pt" fo:font-weight="bold" style:font-size-asian="14pt" style:font-weight-asian="bold" style:font-size-complex="14pt"/>
    </style:style>
    <style:style style:name="T6" style:family="text">
      <style:text-properties fo:font-variant="small-caps" fo:font-size="14pt" style:font-size-asian="14pt" style:font-size-complex="14pt"/>
    </style:style>
    <style:style style:name="T7" style:family="text">
      <style:text-properties fo:font-size="12pt" fo:font-weight="bold" style:font-size-asian="12pt" style:font-weight-asian="bold" style:font-size-complex="12pt"/>
    </style:style>
    <style:style style:name="T8" style:family="text">
      <style:text-properties fo:font-size="12pt" style:font-size-asian="12pt" style:font-size-complex="12pt"/>
    </style:style>
    <style:style style:name="T9" style:family="text">
      <style:text-properties fo:color="#1155cc" loext:opacity="100%" fo:font-size="12pt" style:text-underline-style="solid" style:text-underline-width="auto" style:text-underline-color="font-color" fo:font-weight="bold" style:font-size-asian="12pt" style:font-weight-asian="bold" style:font-size-complex="12pt"/>
    </style:style>
    <style:style style:name="T10" style:family="text">
      <style:text-properties fo:font-weight="bold" style:font-weight-asian="bold"/>
    </style:style>
    <style:style style:name="T11" style:family="text">
      <style:text-properties fo:color="#000000" loext:opacity="100%"/>
    </style:style>
    <style:style style:name="T12" style:family="text">
      <style:text-properties fo:color="#000000" loext:opacity="100%" fo:font-size="9.5pt" style:font-size-asian="9.5pt" style:font-size-complex="9.5pt"/>
    </style:style>
    <style:style style:name="T13" style:family="text">
      <style:text-properties fo:color="#ffffff" loext:opacity="100%" fo:font-size="9.5pt" style:font-size-asian="9.5pt" style:font-size-complex="9.5pt"/>
    </style:style>
    <style:style style:name="T14" style:family="text">
      <style:text-properties fo:color="#ffffff" loext:opacity="100%" fo:font-size="9.5pt" fo:font-weight="bold" style:font-size-asian="9.5pt" style:font-weight-asian="bold" style:font-size-complex="9.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line-break/>NOME DO EMPREENDIMENTO</text:span><text:span text:style-name="T2"/></text:p>
      <text:p text:style-name="P1"><text:span text:style-name="T3">MEMORIAL DESCRITIVO </text:span><text:span text:style-name="T4">(especificar tipo)</text:span><text:span text:style-name="T4"/></text:p>
      <text:p text:style-name="P4"/>
      <text:p text:style-name="P6"><text:span text:style-name="T7"><text:line-break/>Proponente:</text:span><text:span text:style-name="T7"/></text:p>
      <text:p text:style-name="P6"><text:span text:style-name="T7">Objeto:</text:span><text:span text:style-name="T8"> </text:span><text:span text:style-name="T8"/></text:p>
      <text:p text:style-name="P6"><text:span text:style-name="T7">Endereço da Obra/Empreendimento: </text:span><text:span text:style-name="T8"/></text:p>
      <text:p text:style-name="P6"><text:span text:style-name="T7">Responsável pela Obra/Empreendimento:</text:span><text:span text:style-name="T7"/></text:p>
      <text:p text:style-name="P6"><text:span text:style-name="T7">Data: </text:span><text:span text:style-name="T8"/></text:p>
      <text:p text:style-name="P5"/>
      <text:p text:style-name="P8"><text:span text:style-name="T5">DESCRIÇÃO DA OBRA/EMPREENDIMENTO</text:span><text:span text:style-name="T6">:</text:span><text:span text:style-name="T6"/></text:p>
      <text:p text:style-name="P8"/>
      <text:p text:style-name="P8"><text:span text:style-name="T10">Área Terreno: </text:span>XX m²</text:p>
      <text:p text:style-name="P8"><text:span text:style-name="T10">Edificação</text:span>: <text:s/>XX pavimentos</text:p>
      <text:p text:style-name="P8"><text:span text:style-name="T10">Garagens</text:span>: Área XX m² vagas e manobras</text:p>
      <text:p text:style-name="P8"><text:span text:style-name="T10">Zeladoria: </text:span>XX m², banheiro XX m²</text:p>
      <text:p text:style-name="P8"><text:span text:style-name="T10">Pavimentos</text:span>: </text:p>
      <text:list text:style-name="WWNum1">
        <text:list-item>
          <text:p text:style-name="P12"><text:span text:style-name="T10">Subsolo</text:span>: hall dos elevadores, garagem e circulação de automóveis, bicicletário, lavanderia, governança e copa, escada de segurança.</text:p>
        </text:list-item>
        <text:list-item>
          <text:p text:style-name="P12"><text:span text:style-name="T10">Térreo</text:span>: <text:s/>acesso (área externa), recepção, WC, hall dos elevadores, calçada, escada de segurança, área de paisagismo.</text:p>
        </text:list-item>
        <text:list-item>
          <text:p text:style-name="P12"><text:span text:style-name="T10">Mezanino</text:span>: hall dos elevadores, academia, WC, zeladoria, escada de segurança.</text:p>
        </text:list-item>
        <text:list-item>
          <text:p text:style-name="P12"><text:span text:style-name="T10">1º ao XXº andar</text:span>: X apartamentos Tipo 1, X apartamentos Tipo 2, hall dos elevadores, corredores, escada de segurança.</text:p>
        </text:list-item>
        <text:list-item>
          <text:p text:style-name="P12"><text:span text:style-name="T10">Ático</text:span>: barrilete e casa de bombas, caixas d’água, cobertura, escada de segurança.</text:p>
        </text:list-item>
      </text:list>
      <text:p text:style-name="P8"/>
      <text:p text:style-name="P13"><text:span text:style-name="T10">1 - SERVIÇOS PRELIMINARES E GERAIS</text:span><text:span text:style-name="T10"/></text:p>
      <text:p text:style-name="P14"><text:span text:style-name="T10">1.1 - SERVIÇOS TÉCNICOS</text:span><text:span text:style-name="T10"/></text:p>
      <text:p text:style-name="P13">O tipo de sondagem realizada no terreno foi xxxxxx. O concreto utilizado na fundação e estrutura será submetido a ensaios tecnológicos, estes executados pelas empresas XXXXX e YYYYYY.</text:p>
      <text:p text:style-name="P14"><text:span text:style-name="T10">1.2- INSTALAÇÕES PROVISÓRIAS<text:line-break/></text:span>Será implantado um canteiro de obras dimensionado de acordo com o porte e necessidades da obra.</text:p>
      <text:p text:style-name="P14"><text:span text:style-name="T10">1.3- MÁQUINAS E FERRAMENTAS</text:span><text:span text:style-name="T10"/></text:p>
      <text:p text:style-name="P14"><text:span text:style-name="T10">1.4- LIMPEZA PERMANENTE DA OBRA</text:span><text:span text:style-name="T10"/></text:p>
      <text:p text:style-name="P13">A obra será mantida constantemente limpa.</text:p>
      <text:p text:style-name="P14"><text:span text:style-name="T10">1.5- SEGURANÇA E HIGIENE DOS OPERÁRIOS</text:span><text:span text:style-name="T10"/></text:p>
      <text:p text:style-name="P13"><text:soft-page-break/>A obra será suprida de todos os materiais e equipamentos necessários para garantir a segurança e higiene dos operários, incluindo, mas se limitando a, chuveiros, banheiros, luvas, óculos de segurança e capacetes.</text:p>
      <text:p text:style-name="P13"><text:span text:style-name="T10">2 - INFRA-ESTRUTURA</text:span><text:span text:style-name="T10"/></text:p>
      <text:p text:style-name="P14"><text:span text:style-name="T10">2.1- TRABALHOS EM TERRA</text:span><text:span text:style-name="T10"/></text:p>
      <text:p text:style-name="P14"><text:span text:style-name="T10">2.2 – FUNDAÇÕES</text:span><text:span text:style-name="T10"/></text:p>
      <text:p text:style-name="P14"><text:span text:style-name="T10">2.3 - COBERTURA</text:span><text:span text:style-name="T10"/></text:p>
      <text:p text:style-name="P14"><text:span text:style-name="T10">2.4 - INSTALAÇÕES HIDRÁULICAS</text:span><text:span text:style-name="T10"/></text:p>
      <text:p text:style-name="P14"><text:span text:style-name="T10">2.5 - INSTALAÇÕES ELÉTRICAS</text:span><text:span text:style-name="T10"/></text:p>
      <text:p text:style-name="P13"><text:span text:style-name="T10">3 - UNIDADES</text:span><text:span text:style-name="T10"/></text:p>
      <text:p text:style-name="P14"><text:span text:style-name="T10">3.1 - APARTAMENTO TIPO 1 - XX m²</text:span><text:span text:style-name="T10"/></text:p>
      <text:p text:style-name="P15"><text:span text:style-name="T10">3.1.1 - Salas de Estar <text:s/>- XX m², Jantar - XX m², Dormitório - XX m² e Circulação - XX m².</text:span><text:span text:style-name="T10"/></text:p>
      <text:p text:style-name="P13"><text:span text:style-name="T10">Piso</text:span>: Cimentado para receber piso com espessura máxima de 1,8 cm.</text:p>
      <text:p text:style-name="P13"><text:span text:style-name="T10">Parede</text:span>: Pintura látex pva amarela sobre gesso liso.</text:p>
      <text:p text:style-name="P13"><text:span text:style-name="T10">Teto</text:span>: Forro de gesso com pintura látex pva amarela.</text:p>
      <text:p text:style-name="P15"><text:span text:style-name="T10">3.1.2 - Banho Social - XX m²</text:span><text:span text:style-name="T10"/></text:p>
      <text:p text:style-name="P13"><text:span text:style-name="T10">Piso</text:span>: Porcelanato 60x60cm Marca 1 ou de mesmo desempenho técnico e estético das marcas</text:p>
      <text:p text:style-name="P13">2 ou 3.</text:p>
      <text:p text:style-name="P13"><text:span text:style-name="T10">Parede</text:span>: Pintura acrílica amarela e, no box e algumas paredes: pastilha cerâmica amarela 8x8cm</text:p>
      <text:p text:style-name="P13">Marca 1, ou de mesmo desempenho técnico e estético das marcas 2 ou 3, conforme projeto de decoração.</text:p>
      <text:p text:style-name="P13"><text:span text:style-name="T10">Teto</text:span>: Forro de gesso com pintura látex pva amarela.</text:p>
      <text:p text:style-name="P13"><text:span text:style-name="T10">Rodapé</text:span>: Porcelanato 10x60cm Marca 1 ou de mesmo desempenho técnico e estético das marcas</text:p>
      <text:p text:style-name="P13">2 ou 3.</text:p>
      <text:p text:style-name="P13"><text:span text:style-name="T10">Louças</text:span>: Bacia com caixa acoplada Marca X, linha Alpha, cor azul marinho com</text:p>
      <text:p text:style-name="P13">acionamento Duo.</text:p>
      <text:p text:style-name="P13">Cuba quadrada de semi-encaixe com mesa cor branco gelo Marca 4.</text:p>
      <text:p text:style-name="P13"><text:span text:style-name="T10">Bancada</text:span>: Bancada em granito nacional com frontão e saia.</text:p>
      <text:p text:style-name="P13"><text:span text:style-name="T10">Metais</text:span>: Misturador monocomando de mesa bica baixa para lavatório Modelo K, Marca 1.</text:p>
      <text:p text:style-name="P13">Misturador Monocomando para chuveiro Modelo Y, Marca 2.</text:p>
      <text:p text:style-name="P13">Acabamento para registro Modelo Z, Marca 3.</text:p>
      <text:p text:style-name="P16"><text:span text:style-name="T10">3.1.3 - Cozinha - XX m²</text:span><text:span text:style-name="T10"/></text:p>
      <text:p text:style-name="P13"><text:span text:style-name="T10">Piso</text:span>: Cimentado para receber piso com espessura até 1,5 cm.</text:p>
      <text:p text:style-name="P13"><text:span text:style-name="T10">Parede</text:span>: Pintura Acrílica amarela.</text:p>
      <text:p text:style-name="P13"><text:span text:style-name="T10">Teto</text:span>: Forro de gesso com pintura látex pva branca.</text:p>
      <text:p text:style-name="P13"><text:soft-page-break/><text:span text:style-name="T10">Bancada</text:span>: Granito cinza andorinha com frontão.</text:p>
      <text:p text:style-name="P13"><text:span text:style-name="T10">Metais</text:span>: Cuba simples retangular de inox Marca 1 ou de mesmo desempenho técnico e estético. Misturador monocomando de mesa para cozinha Marca 2 Modelo X.</text:p>
      <text:p text:style-name="P13"><text:span text:style-name="T10">Pontos para equipamentos</text:span>: Pontos para instalação de 01 máquina de lavar louça compacta sob bancada, 01 refrigerador (com 01 ponto de água), 01 cooktop elétrico, 01 depurador, 01 forno de microondas ou elétrico, 01 máquina de lavar roupas.</text:p>
      <text:p text:style-name="P14"><text:span text:style-name="T10">3.2 - APARTAMENTO TIPO 2 - XX m²</text:span><text:span text:style-name="T10"/></text:p>
      <text:p text:style-name="P13"><text:span text:style-name="T10">4 - ÁREAS COMUNS</text:span><text:span text:style-name="T10"/></text:p>
      <text:p text:style-name="P14"><text:span text:style-name="T10">4.1 - SUBSOLO - XX m²</text:span><text:span text:style-name="T10"/></text:p>
      <text:p text:style-name="P14"><text:span text:style-name="T10">4.2 - TÉRREO - XX m²</text:span><text:span text:style-name="T10"/></text:p>
      <text:p text:style-name="P14"><text:span text:style-name="T10">4.3 - MEZANINO - XX m²</text:span><text:span text:style-name="T10"/></text:p>
      <text:p text:style-name="P14"><text:span text:style-name="T10">4.4 - ÁTICO - XX m²</text:span><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pt" fo:country="BR" style:letter-kerning="false" style:font-name-asian="Calibri1" style:font-size-asian="11pt" style:language-asian="pt" style:country-asian="BR"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pt" fo:country="BR" style:letter-kerning="false" style:font-name-asian="Calibri1" style:font-size-asian="11pt" style:language-asian="pt" style:country-asian="BR"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style:contextual-spacing="false" fo:line-height="100%" fo:text-align="center" style:justify-single-word="false">
        <style:tab-stops>
          <style:tab-stop style:position="7.5cm" style:type="center"/>
          <style:tab-stop style:position="15cm" style:type="right"/>
        </style:tab-stops>
      </style:paragraph-properties>
    </style:style>
    <style:style style:name="MP2" style:family="paragraph" style:parent-style-name="Standard">
      <style:paragraph-properties fo:margin-top="0cm" fo:margin-bottom="0cm" style:contextual-spacing="false" fo:line-height="100%" fo:padding="0cm" fo:border="none" style:shadow="none" style:join-border="false">
        <style:tab-stops>
          <style:tab-stop style:position="7.5cm" style:type="center"/>
          <style:tab-stop style:position="15cm" style:type="right"/>
        </style:tab-stops>
      </style:paragraph-properties>
    </style:style>
    <style:style style:name="MT1" style:family="text">
      <style:text-properties fo:color="#000000" loext:opacity="100%"/>
    </style:style>
    <style:style style:name="MT2" style:family="text">
      <style:text-properties fo:color="#ffffff" loext:opacity="100%" fo:font-size="9.5pt" style:font-size-asian="9.5pt" style:font-size-complex="9.5pt"/>
    </style:style>
    <style:style style:name="MT3" style:family="text">
      <style:text-properties fo:color="#ffffff" loext:opacity="100%" fo:font-size="9.5pt" fo:font-weight="bold" style:font-size-asian="9.5pt" style:font-weight-asian="bold" style:font-size-complex="9.5pt"/>
    </style:style>
    <style:style style:name="MT4" style:family="text">
      <style:text-properties fo:color="#000000" loext:opacity="100%" fo:font-size="9.5pt" style:font-size-asian="9.5pt" style:font-size-complex="9.5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609cm" fo:margin-left="2.501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893cm" fo:margin-left="0cm" fo:margin-right="0cm" fo:margin-top="1.79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as-char" svg:width="3.605cm" svg:height="1.976cm" draw:z-index="2"><draw:image xlink:href="Pictures/1000000100000185000000D5FDFEC0F012176FBA.png" xlink:type="simple" xlink:show="embed" xlink:actuate="onLoad" draw:mime-type="image/png"/></draw:frame><text:span text:style-name="MT1"/></text:p>
      </style:header>
      <style:footer>
        <text:p text:style-name="MP2"><text:span text:style-name="MT2">Av. Guimarães Rosa, 1048A, B. São Pedro</text:span><text:span text:style-name="MT2"/></text:p>
        <text:p text:style-name="MP2"><text:span text:style-name="MT2">CEP: 35701-035, Sete Lagoas-MG <text:s/>| <text:s/></text:span><text:span text:style-name="MT3">31 8635.9172</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19-05-21T13:27:00</meta:creation-date>
    <dc:date>2023-04-08T08:53:21.224217558</dc:date>
    <meta:editing-duration>PT23M3S</meta:editing-duration>
    <meta:generator>LibreOffice/7.5.1.2$Linux_X86_64 LibreOffice_project/81bce3cd17f5e01886721863a4fa0d99f91033a6</meta:generator>
    <meta:document-statistic meta:table-count="0" meta:image-count="1" meta:object-count="0" meta:page-count="3" meta:paragraph-count="70" meta:word-count="622" meta:character-count="3649" meta:non-whitespace-character-count="3109"/>
    <meta:user-defined meta:name="AppVersion">16.0000</meta:user-defined>
    <meta:template xlink:type="simple" xlink:actuate="onRequest" xlink:title="Normal" xlink:href=""/>
  </office:meta>
</office:document-meta>
</file>